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Technical Specifications/Standards</text:p>
      <text:p text:style-name="P4">Skullduggery</text:p>
      <text:p text:style-name="P3">Greg Baker - Robert Koeninger</text:p>
      <text:p text:style-name="P3">Advisor: Prof. Wilsey</text:p>
      <text:p text:style-name="P3">Nov 23, 2009</text:p>
      <text:p text:style-name="P3">Revised: May 11, 2010</text:p>
      <text:p text:style-name="P3"/>
      <text:p text:style-name="P10">Implementation of Switch Station</text:p>
      <text:list xml:id="list1661216081" text:style-name="L5">
        <text:list-item>
          <text:p text:style-name="P8">Programming Language</text:p>
          <text:list>
            <text:list-item>
              <text:p text:style-name="P8">Java (v 1.5)</text:p>
            </text:list-item>
          </text:list>
        </text:list-item>
        <text:list-item>
          <text:p text:style-name="P8">Protocols</text:p>
          <text:list>
            <text:list-item>
              <text:p text:style-name="P8">SSL Socket communication for secure exchange of number, validation code</text:p>
            </text:list-item>
          </text:list>
        </text:list-item>
        <text:list-item>
          <text:p text:style-name="P8">Tools</text:p>
          <text:list>
            <text:list-item>
              <text:p text:style-name="P8">Eclipse v 3.5 Galileo as development environment</text:p>
            </text:list-item>
            <text:list-item>
              <text:p text:style-name="P8">Google Code project hosting for source control, documentation and project management</text:p>
            </text:list-item>
          </text:list>
        </text:list-item>
      </text:list>
      <text:p text:style-name="Standard"/>
      <text:p text:style-name="Standard">Implementation of Android application</text:p>
      <text:list xml:id="list834500252" text:style-name="L6">
        <text:list-item>
          <text:p text:style-name="P9">Environment</text:p>
          <text:list>
            <text:list-item>
              <text:p text:style-name="P9">Google Android mobile API will be used as the run-time environment</text:p>
            </text:list-item>
          </text:list>
        </text:list-item>
        <text:list-item>
          <text:p text:style-name="P9">Programming Language</text:p>
          <text:list>
            <text:list-item>
              <text:p text:style-name="P9">Sun Java (v 1.5) used for programming the application.</text:p>
            </text:list-item>
          </text:list>
        </text:list-item>
        <text:list-item>
          <text:p text:style-name="P9">Hardware</text:p>
          <text:list>
            <text:list-item>
              <text:p text:style-name="P9">Motorola Droid used for testing application on hardware</text:p>
              <text:list>
                <text:list-item>
                  <text:p text:style-name="P9">Sold by Verizon for $199</text:p>
                </text:list-item>
              </text:list>
            </text:list-item>
          </text:list>
        </text:list-item>
        <text:list-item>
          <text:p text:style-name="P9">Protocols</text:p>
          <text:list>
            <text:list-item>
              <text:p text:style-name="P9">SSL 2.0 used for communication with the Switch Station.</text:p>
            </text:list-item>
            <text:list-item>
              <text:p text:style-name="P9">RSA public key encryption used for exchange of secret key.</text:p>
            </text:list-item>
            <text:list-item>
              <text:p text:style-name="P9">AES 128 bit secret key encryption used for exchange of voice data, in-call messages.</text:p>
            </text:list-item>
            <text:list-item>
              <text:p text:style-name="P9">TCP/IP used for data exchange between phones.</text:p>
            </text:list-item>
          </text:list>
        </text:list-item>
        <text:list-item>
          <text:p text:style-name="P9">Tools</text:p>
          <text:list>
            <text:list-item>
              <text:p text:style-name="P9">Eclipse v. 3.5 Galileo as development environment</text:p>
            </text:list-item>
            <text:list-item>
              <text:p text:style-name="P9">Google Code project hosting for source control, documentation and project managemen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11:17:30</meta:creation-date>
    <dc:date>2010-05-11T12:30:32</dc:date>
    <meta:editing-duration>PT02H10M06S</meta:editing-duration>
    <meta:editing-cycles>16</meta:editing-cycles>
    <meta:generator>OpenOffice.org/3.1$Linux OpenOffice.org_project/310m19$Build-9420</meta:generator>
    <meta:document-statistic meta:table-count="0" meta:image-count="0" meta:object-count="0" meta:page-count="2" meta:paragraph-count="30" meta:word-count="165" meta:character-count="1082"/>
  </office:meta>
</office:document-meta>
</file>